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200000027244C342686881BBA.png" manifest:media-type="image/png"/>
  <manifest:file-entry manifest:full-path="Pictures/10000001000000BB000000402C388FA4A745D6D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385cm" fo:min-width="10.295cm"/>
    </style:style>
    <style:style style:name="gr3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1.597cm" fo:min-width="10.648cm"/>
    </style:style>
    <style:style style:name="gr4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318cm" fo:min-width="3.585cm"/>
    </style:style>
    <style:style style:name="gr5" style:family="graphic" style:parent-style-name="objectwithoutfill">
      <style:graphic-properties svg:stroke-width="0.102cm" svg:stroke-color="#000000" draw:marker-start-width="0.356cm" draw:marker-end="Arrowheads_20_1" draw:marker-end-width="0.457cm" draw:fill="none" draw:textarea-vertical-align="middle" fo:padding-top="0.176cm" fo:padding-bottom="0.176cm" fo:padding-left="0.301cm" fo:padding-right="0.301cm" draw:shadow-offset-x="0.203cm" draw:shadow-offset-y="0.203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238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905cm, 0cm, 1.772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3.67cm)" draw:image-opacity="100%" style:mirror="none"/>
    </style:style>
    <style:style style:name="gr9" style:family="graphic" style:parent-style-name="standard">
      <style:graphic-properties draw:stroke="dash" draw:stroke-dash="Double_20_Dash_20__28_Rounded_29_" svg:stroke-color="#000000" svg:stroke-linecap="round" draw:opacity="50%" draw:textarea-horizontal-align="justify" draw:textarea-vertical-align="middle" draw:auto-grow-height="false" fo:min-height="1.957cm" fo:min-width="3.835cm" draw:shadow-opacity="50%"/>
    </style:style>
    <style:style style:name="gr10" style:family="graphic" style:parent-style-name="objectwithoutfill">
      <style:graphic-properties svg:stroke-width="0.102cm" svg:stroke-color="#000000" draw:marker-start-width="0.356cm" draw:marker-end="Arrowheads_20_3" draw:marker-end-width="0.457cm" draw:fill="none" draw:textarea-vertical-align="middle" fo:padding-top="0.176cm" fo:padding-bottom="0.176cm" fo:padding-left="0.301cm" fo:padding-right="0.301cm"/>
    </style:style>
    <style:style style:name="gr11" style:family="graphic" style:parent-style-name="objectwithoutfill">
      <style:graphic-properties svg:stroke-width="0.102cm" svg:stroke-color="#000000" draw:marker-start-width="0.356cm" draw:marker-end="Arrowheads_20_4" draw:marker-end-width="0.457cm" draw:fill="none" draw:textarea-vertical-align="middle" fo:padding-top="0.176cm" fo:padding-bottom="0.176cm" fo:padding-left="0.301cm" fo:padding-right="0.301cm"/>
    </style:style>
    <style:style style:name="gr12" style:family="graphic" style:parent-style-name="objectwithoutfill">
      <style:graphic-properties svg:stroke-width="0.102cm" svg:stroke-color="#000000" draw:marker-start-width="0.356cm" draw:marker-end="Arrowheads_20_5" draw:marker-end-width="0.457cm" draw:fill="none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cm" fo:min-width="2.344cm"/>
    </style:style>
    <style:style style:name="gr14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0.238cm" fo:min-width="2.435cm"/>
    </style:style>
    <style:style style:name="gr15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cm" fo:min-width="0.582cm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408cm, 0cm, 0cm)" draw:image-opacity="100%" style:mirror="non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9cm, 0cm, 1.269cm)" draw:image-opacity="100%" style:mirror="none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2.281cm)" draw:image-opacity="100%" style:mirror="none"/>
    </style:style>
    <style:style style:name="gr19" style:family="graphic" style:parent-style-name="Arrow_20_Line" style:list-style-name="L1">
      <style:graphic-properties draw:textarea-vertical-align="middle" draw:line-distance="0.139cm" draw:placing="below"/>
      <style:paragraph-properties style:writing-mode="lr-tb"/>
    </style:style>
    <style:style style:name="gr20" style:family="graphic" style:parent-style-name="Arrow_20_Line" style:list-style-name="L1">
      <style:graphic-properties draw:textarea-vertical-align="middle" draw:line-distance="0.278cm"/>
      <style:paragraph-properties style:writing-mode="lr-tb"/>
    </style:style>
    <style:style style:name="gr21" style:family="graphic" style:parent-style-name="Arrow_20_Line" style:list-style-name="L1">
      <style:graphic-properties draw:marker-start="Dimension_20_Line_20_Arrow" draw:textarea-vertical-align="middle" draw:line-distance="-0.2cm"/>
      <style:paragraph-properties style:writing-mode="lr-tb"/>
    </style:style>
    <style:style style:name="gr22" style:family="graphic" style:parent-style-name="standard"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0%" loext:shadow-blur="0cm"/>
    </style:style>
    <style:style style:name="gr23" style:family="graphic" style:parent-style-name="standard">
      <style:graphic-properties draw:stroke="solid" svg:stroke-color="#000000" draw:opacity="0%" draw:shadow-opacity="0%" dr3d:vertical-segments="16" dr3d:backface-culling="disabled" dr3d:close-front="true" dr3d:close-back="true"/>
    </style:style>
    <style:style style:name="gr24" style:family="graphic" style:parent-style-name="standard">
      <style:graphic-properties draw:stroke="dash" draw:stroke-dash="Double_20_Dash_20__28_Rounded_29_" svg:stroke-color="#000000" svg:stroke-linecap="round" draw:opacity="50%" draw:textarea-horizontal-align="justify" draw:textarea-vertical-align="middle" draw:auto-grow-height="false" fo:min-height="0.547cm" fo:min-width="1.064cm" draw:shadow-opacity="50%"/>
    </style:style>
    <style:style style:name="gr25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cm" fo:min-width="0.526cm"/>
    </style:style>
    <style:style style:name="gr26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0cm" fo:min-width="0.558cm"/>
    </style:style>
    <style:style style:name="gr27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cm" fo:min-width="0cm"/>
    </style:style>
    <style:style style:name="gr28" style:family="graphic" style:parent-style-name="Arrow_20_Line" style:list-style-name="L1">
      <style:graphic-properties draw:textarea-vertical-align="middle" draw:line-distance="0.139cm" draw:placing="below"/>
      <style:paragraph-properties style:writing-mode="lr-tb"/>
    </style:style>
    <style:style style:name="gr29" style:family="graphic" style:parent-style-name="Arrow_20_Line" style:list-style-name="L1">
      <style:graphic-properties draw:textarea-vertical-align="middle" draw:line-distance="0.278cm"/>
      <style:paragraph-properties style:writing-mode="lr-tb"/>
    </style:style>
    <style:style style:name="gr30" style:family="graphic" style:parent-style-name="Arrow_20_Line" style:list-style-name="L1">
      <style:graphic-properties draw:marker-start="Dimension_20_Line_20_Arrow" draw:textarea-vertical-align="middle" draw:line-distance="-0.2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666666"/>
      <style:paragraph-properties fo:text-align="center"/>
    </style:style>
    <style:style style:name="P3" style:family="paragraph">
      <loext:graphic-properties draw:fill="solid" draw:fill-color="#80808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opacity="50%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2.106cm" svg:y="4.83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2" draw:layer="layout" svg:width="10.795cm" svg:height="0.635cm" svg:x="6.985cm" svg:y="6.9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148cm" svg:height="1.847cm" draw:transform="skewX (1.06046205351175) rotate (-0.000698131700797933) translate (10.304cm 5.1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108cm" svg:height="0.565cm" draw:transform="skewX (0.472809694365264) rotate (0.473158760215663) translate (17.795cm 6.985cm)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5.24cm" svg:y1="4.445cm" svg:x2="13.97cm" svg:y2="5.715cm">
          <text:p/>
        </draw:line>
        <draw:line draw:style-name="gr5" draw:text-style-name="P4" draw:layer="layout" svg:x1="20.955cm" svg:y1="6.985cm" svg:x2="19.685cm" svg:y2="6.35cm">
          <text:p/>
        </draw:line>
        <draw:line draw:style-name="gr5" draw:text-style-name="P4" draw:layer="layout" svg:x1="10.16cm" svg:y1="8.255cm" svg:x2="12.065cm" svg:y2="7.603cm">
          <text:p/>
        </draw:line>
        <draw:frame draw:style-name="gr6" draw:text-style-name="P5" draw:layer="layout" svg:width="1.269cm" svg:height="1.258cm" svg:x="15.241cm" svg:y="3.81cm">
          <draw:image xlink:href="Pictures/10000001000000BB000000402C388FA4A745D6D3.png" xlink:type="simple" xlink:show="embed" xlink:actuate="onLoad" draw:mime-type="image/png">
            <text:p/>
          </draw:image>
        </draw:frame>
        <draw:frame draw:style-name="gr7" draw:text-style-name="P5" draw:layer="layout" svg:width="0.953cm" svg:height="1.27cm" svg:x="9.207cm" svg:y="7.62cm">
          <draw:image xlink:href="Pictures/10000001000000BB000000402C388FA4A745D6D3.png" xlink:type="simple" xlink:show="embed" xlink:actuate="onLoad" draw:mime-type="image/png">
            <text:p/>
          </draw:image>
        </draw:frame>
        <draw:frame draw:style-name="gr8" draw:text-style-name="P5" draw:layer="layout" svg:width="0.919cm" svg:height="1.219cm" svg:x="21.022cm" svg:y="6.401cm">
          <draw:image xlink:href="Pictures/10000001000000BB000000402C388FA4A745D6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g>
          <draw:custom-shape draw:style-name="gr9" draw:text-style-name="P6" draw:layer="layout" svg:width="6.884cm" svg:height="3.505cm" draw:transform="skewX (0.255690735417169) rotate (0.116413461108022) translate (5.849cm 3.734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10" draw:text-style-name="P4" draw:layer="layout" svg:x1="11.791cm" svg:y1="9.392cm" svg:x2="11.915cm" svg:y2="3.043cm">
            <text:p/>
          </draw:line>
          <draw:line draw:style-name="gr11" draw:text-style-name="P4" draw:layer="layout" svg:x1="12.509cm" svg:y1="9.8cm" svg:x2="18.223cm" svg:y2="9.913cm">
            <text:p/>
          </draw:line>
          <draw:line draw:style-name="gr12" draw:text-style-name="P4" draw:layer="layout" svg:x1="11.876cm" svg:y1="9.689cm" svg:x2="8.129cm" svg:y2="12.402cm">
            <text:p/>
          </draw:line>
          <draw:g>
            <draw:custom-shape draw:style-name="gr13" draw:text-style-name="P2" draw:layer="layout" svg:width="2.844cm" svg:height="0.167cm" draw:transform="rotate (-0.0127409035395589) translate (9.968cm 9.82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3" draw:layer="layout" svg:width="2.935cm" svg:height="0.488cm" draw:transform="skewX (1.05958938888576) rotate (-0.0136135681655552) translate (10.85cm 9.3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2" draw:layer="layout" svg:width="1.082cm" svg:height="0.149cm" draw:transform="skewX (0.466351976132885) rotate (0.460941455451702) translate (12.816cm 9.8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6" draw:text-style-name="P5" draw:layer="layout" svg:width="0.634cm" svg:height="0.635cm" draw:transform="rotate (-0.0197222205475367) translate (12.642cm 3.056cm)">
            <draw:image xlink:href="Pictures/100000010000008200000027244C342686881BBA.png" xlink:type="simple" xlink:show="embed" xlink:actuate="onLoad" draw:mime-type="image/png">
              <text:p/>
            </draw:image>
          </draw:frame>
          <draw:frame draw:style-name="gr17" draw:text-style-name="P5" draw:layer="layout" svg:width="0.782cm" svg:height="0.635cm" draw:transform="rotate (-0.0197222205475367) translate (18.231cm 9.519cm)">
            <draw:image xlink:href="Pictures/100000010000008200000027244C342686881BBA.png" xlink:type="simple" xlink:show="embed" xlink:actuate="onLoad" draw:mime-type="image/png">
              <text:p/>
            </draw:image>
          </draw:frame>
          <draw:frame draw:style-name="gr18" draw:text-style-name="P5" draw:layer="layout" svg:width="0.783cm" svg:height="0.698cm" draw:transform="rotate (-0.0197222205475367) translate (7.377cm 12.387cm)">
            <draw:image xlink:href="Pictures/100000010000008200000027244C342686881BBA.png" xlink:type="simple" xlink:show="embed" xlink:actuate="onLoad" draw:mime-type="image/png">
              <text:p/>
            </draw:image>
          </draw:frame>
          <draw:measure draw:style-name="gr19" draw:text-style-name="P7" draw:layer="measurelines" svg:x1="7.551cm" svg:y1="3.591cm" svg:x2="5.346cm" svg:y2="7.323cm">
            <text:p text:style-name="P7">a</text:p>
          </draw:measure>
          <draw:measure draw:style-name="gr20" draw:text-style-name="P7" draw:layer="measurelines" svg:x1="7.467cm" svg:y1="3.422cm" svg:x2="12.645cm" svg:y2="2.934cm">
            <text:p text:style-name="P7">a<text:measure text:kind="gap"/></text:p>
          </draw:measure>
          <draw:measure draw:style-name="gr21" draw:text-style-name="P7" draw:layer="measurelines" svg:x1="11.872cm" svg:y1="9.89cm" svg:x2="6.793cm" svg:y2="9.789cm">
            <text:p text:style-name="P7"><text:measure text:kind="gap"/>R<text:measure text:kind="gap"/></text:p>
          </draw:measure>
          <dr3d:scene draw:style-name="gr22" svg:width="14.414cm" svg:height="12.823cm" svg:x="3.681cm" svg:y="1.139cm" dr3d:transform="matrix (-0.994039136114911 0.0541429916658578 -0.094629447453753 0.0167489096576088 0.933505100258329 0.358172726232715 0.107729614764061 0.354452767297937 -0.928847439495653 -0.178069420036225cm -2.1927975372348cm 0.396526787877325cm)" dr3d:vrp="(0 0 84028.5714285714)" dr3d:vpn="(0 0 71428.5714285714)" dr3d:projection="perspective" dr3d:distance="1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23" draw:layer="layout" dr3d:transform="matrix (0.999996426567998 -0.00266162677034011 -0.000250188277426949 0.00266110534751074 0.982093633462613 0.188374662920838 -0.000255674731255842 -0.188374655554153 0.982097206887007 13.9348629208106cm 3.83921123663263cm 1.13232882350703cm)" svg:viewBox="0 -6250 12500 12500" svg:d="M12500-6250l-64.5751953125 1277.4658203125-189.5263671875 1240.6982421875-308.1787109375 1197.6318359375-420.5322265625 1148.2666015625-526.5869140625 1092.6025390625-626.3427734375 1030.6396484375-719.7998046875 962.3779296875-806.9580078125 887.8173828125-887.8173828125 806.9580078125-962.3779296875 719.7998046875-1030.6396484375 626.3427734375-1092.6025390625 526.5869140625-1148.2666015625 420.5322265625-1197.6318359375 308.1787109375-1240.6982421875 189.5263671875-1277.4658203125 64.5751953125"/>
          </dr3d:scene>
        </draw:g>
        <draw:custom-shape draw:style-name="gr24" draw:text-style-name="P6" draw:layer="layout" svg:width="2.482cm" svg:height="1.265cm" draw:transform="skewX (0.255167136641571) rotate (0.135786615805159) translate (21.883cm 1.607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0" draw:text-style-name="P4" draw:layer="layout" svg:x1="24.065cm" svg:y1="3.605cm" svg:x2="24.065cm" svg:y2="1.315cm">
          <text:p/>
        </draw:line>
        <draw:line draw:style-name="gr11" draw:text-style-name="P4" draw:layer="layout" svg:x1="24.327cm" svg:y1="3.747cm" svg:x2="26.388cm" svg:y2="3.747cm">
          <text:p/>
        </draw:line>
        <draw:line draw:style-name="gr12" draw:text-style-name="P4" draw:layer="layout" svg:x1="24.098cm" svg:y1="3.712cm" svg:x2="22.766cm" svg:y2="4.717cm">
          <text:p/>
        </draw:line>
        <draw:g>
          <draw:custom-shape draw:style-name="gr25" draw:text-style-name="P2" draw:layer="layout" svg:width="1.026cm" svg:height="0.06cm" draw:transform="rotate (0.00680678408277788) translate (23.411cm 3.7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1.058cm" svg:height="0.175cm" draw:transform="skewX (1.06238191568895) rotate (0.00663225115757845) translate (23.726cm 3.5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0.39cm" svg:height="0.054cm" draw:transform="skewX (0.448724150687742) rotate (0.479616478448042) translate (24.438cm 3.7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6" draw:text-style-name="P5" draw:layer="layout" svg:width="0.229cm" svg:height="0.229cm" svg:x="24.327cm" svg:y="1.315cm">
          <draw:image xlink:href="Pictures/100000010000008200000027244C342686881BBA.png" xlink:type="simple" xlink:show="embed" xlink:actuate="onLoad" draw:mime-type="image/png">
            <text:p/>
          </draw:image>
        </draw:frame>
        <draw:frame draw:style-name="gr17" draw:text-style-name="P5" draw:layer="layout" svg:width="0.282cm" svg:height="0.229cm" svg:x="26.388cm" svg:y="3.605cm">
          <draw:image xlink:href="Pictures/100000010000008200000027244C342686881BBA.png" xlink:type="simple" xlink:show="embed" xlink:actuate="onLoad" draw:mime-type="image/png">
            <text:p/>
          </draw:image>
        </draw:frame>
        <draw:frame draw:style-name="gr18" draw:text-style-name="P5" draw:layer="layout" svg:width="0.283cm" svg:height="0.252cm" svg:x="22.495cm" svg:y="4.716cm">
          <draw:image xlink:href="Pictures/100000010000008200000027244C342686881BBA.png" xlink:type="simple" xlink:show="embed" xlink:actuate="onLoad" draw:mime-type="image/png">
            <text:p/>
          </draw:image>
        </draw:frame>
        <draw:measure draw:style-name="gr28" draw:text-style-name="P7" draw:layer="layout" svg:x1="22.495cm" svg:y1="1.544cm" svg:x2="21.727cm" svg:y2="2.905cm">
          <text:p text:style-name="P7">a</text:p>
        </draw:measure>
        <draw:measure draw:style-name="gr29" draw:text-style-name="P7" draw:layer="layout" svg:x1="22.464cm" svg:y1="1.483cm" svg:x2="24.327cm" svg:y2="1.271cm">
          <text:p text:style-name="P7">a<text:measure text:kind="gap"/></text:p>
        </draw:measure>
        <draw:measure draw:style-name="gr30" draw:text-style-name="P7" draw:layer="layout" svg:x1="24.098cm" svg:y1="3.784cm" svg:x2="22.266cm" svg:y2="3.784cm">
          <text:p text:style-name="P7"><text:measure text:kind="gap"/>R<text:measure text:kind="gap"/></text:p>
        </draw:measure>
        <dr3d:scene draw:style-name="gr22" svg:width="5.198cm" svg:height="4.624cm" svg:x="21.127cm" svg:y="0.635cm" dr3d:transform="matrix (-0.994913569475977 0.0345290739403624 -0.094629447453753 -0.00166394757889115 0.933653859554753 0.358172726232715 0.10071852139024 0.356508363985113 -0.928847439495653 -0.134790756576644cm -2.19588278594203cm 0.396526787877325cm)" dr3d:vrp="(0 0 84028.5714285714)" dr3d:vpn="(0 0 714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3" draw:layer="layout" dr3d:transform="matrix (0.999996426567998 -0.00266162677034011 -0.000250188277426949 0.00266110534751074 0.982093633462613 0.188374662920838 -0.000255674731255842 -0.188374655554153 0.982097206887007 13.9348629208106cm 3.83921123663263cm 1.13232882350703cm)" svg:viewBox="0 -6250 12500 12500" svg:d="M12500-6250l-64.5751953125 1277.4658203125-189.5263671875 1240.6982421875-308.1787109375 1197.6318359375-420.5322265625 1148.2666015625-526.5869140625 1092.6025390625-626.3427734375 1030.6396484375-719.7998046875 962.3779296875-806.9580078125 887.8173828125-887.8173828125 806.9580078125-962.3779296875 719.7998046875-1030.6396484375 626.3427734375-1092.6025390625 526.5869140625-1148.2666015625 420.5322265625-1197.6318359375 308.1787109375-1240.6982421875 189.5263671875-1277.4658203125 64.5751953125"/>
        </dr3d:scen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Dimension_20_Line_20_Arrow" draw:display-name="Dimension Line Arrow" svg:viewBox="0 0 836 946" svg:d="M0 0v110h418 418v-110zM418 110l-418 836h836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7-27T13:02:21.201082778</meta:creation-date>
    <dc:date>2025-07-28T00:51:38.780779524</dc:date>
    <meta:editing-duration>PT10H47M9S</meta:editing-duration>
    <meta:editing-cycles>2</meta:editing-cycles>
    <meta:generator>LibreOffice/7.3.7.2$Linux_X86_64 LibreOffice_project/30$Build-2</meta:generator>
    <meta:document-statistic meta:object-count="71"/>
  </office:meta>
</office:document-meta>
</file>